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transparent" style:vertical-align="middle"/>
    </style:style>
    <style:style style:name="ce4" style:family="table-cell" style:parent-style-name="Default" style:data-style-name="N37">
      <style:table-cell-properties fo:background-color="transparent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5" table:number-rows-spanned="1">
            <text:p>Matriz Militares × Dias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1carlos</text:p>
          </table:table-cell>
          <table:table-cell table:style-name="ce2" office:value-type="date" office:date-value="2026-05-05" calcext:value-type="date">
            <text:p>05/05/26</text:p>
          </table:table-cell>
          <table:table-cell table:style-name="ce2" office:value-type="date" office:date-value="2026-05-07" calcext:value-type="date">
            <text:p>07/05/26</text:p>
          </table:table-cell>
          <table:table-cell table:style-name="ce5" office:value-type="string" calcext:value-type="string">
            <text:p>indisponivel</text:p>
          </table:table-cell>
          <table:table-cell table:style-name="ce2" office:value-type="date" office:date-value="2026-05-13" calcext:value-type="date">
            <text:p>13/05/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rogerio</text:p>
          </table:table-cell>
          <table:table-cell table:style-name="ce3" office:value-type="date" office:date-value="2026-03-01" calcext:value-type="date">
            <text:p>01/03/26</text:p>
          </table:table-cell>
          <table:table-cell table:style-name="ce4" office:value-type="date" office:date-value="2026-04-04" calcext:value-type="date">
            <text:p>04/04/26</text:p>
          </table:table-cell>
          <table:table-cell table:style-name="ce4" office:value-type="date" office:date-value="2026-04-09" calcext:value-type="date">
            <text:p>09/04/26</text:p>
          </table:table-cell>
          <table:table-cell table:style-name="ce2" office:value-type="date" office:date-value="2026-05-12" calcext:value-type="date">
            <text:p>12/05/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 mozer</text:p>
          </table:table-cell>
          <table:table-cell table:style-name="ce4" office:value-type="date" office:date-value="2026-03-02" calcext:value-type="date">
            <text:p>02/03/26</text:p>
          </table:table-cell>
          <table:table-cell table:style-name="ce4" office:value-type="date" office:date-value="2026-04-05" calcext:value-type="date">
            <text:p>05/04/26</text:p>
          </table:table-cell>
          <table:table-cell table:style-name="ce4" office:value-type="date" office:date-value="2026-04-25" calcext:value-type="date">
            <text:p>25/04/26</text:p>
          </table:table-cell>
          <table:table-cell office:value-type="string" calcext:value-type="string">
            <text:p>féri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 pire</text:p>
          </table:table-cell>
          <table:table-cell table:style-name="ce4" office:value-type="date" office:date-value="2026-03-05" calcext:value-type="date">
            <text:p>05/03/26</text:p>
          </table:table-cell>
          <table:table-cell table:style-name="ce2" office:value-type="date" office:date-value="2026-05-06" calcext:value-type="date">
            <text:p>06/05/26</text:p>
          </table:table-cell>
          <table:table-cell table:style-name="ce2" office:value-type="date" office:date-value="2026-05-09" calcext:value-type="date">
            <text:p>09/05/26</text:p>
          </table:table-cell>
          <table:table-cell table:style-name="ce2" office:value-type="date" office:date-value="2026-05-11" calcext:value-type="date">
            <text:p>11/05/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 ribeiro</text:p>
          </table:table-cell>
          <table:table-cell table:style-name="ce2" office:value-type="date" office:date-value="2026-03-03" calcext:value-type="date">
            <text:p>03/03/26</text:p>
          </table:table-cell>
          <table:table-cell table:style-name="ce4" office:value-type="date" office:date-value="2026-04-08" calcext:value-type="date">
            <text:p>08/04/26</text:p>
          </table:table-cell>
          <table:table-cell table:style-name="ce2" office:value-type="date" office:date-value="2026-05-08" calcext:value-type="date">
            <text:p>08/05/26</text:p>
          </table:table-cell>
          <table:table-cell table:style-name="ce2" office:value-type="date" office:date-value="2026-05-10" calcext:value-type="date">
            <text:p>10/05/2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rviço: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date" office:date-value="2026-05-05" calcext:value-type="date">
            <text:p>05/05/26</text:p>
          </table:table-cell>
          <table:table-cell office:value-type="string" calcext:value-type="string">
            <text:p>carlo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date" office:date-value="2026-05-06" calcext:value-type="date">
            <text:p>06/05/26</text:p>
          </table:table-cell>
          <table:table-cell office:value-type="string" calcext:value-type="string">
            <text:p>pir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date" office:date-value="2026-05-07" calcext:value-type="date">
            <text:p>07/05/26</text:p>
          </table:table-cell>
          <table:table-cell office:value-type="string" calcext:value-type="string">
            <text:p>carlo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date" office:date-value="2026-05-08" calcext:value-type="date">
            <text:p>08/05/26</text:p>
          </table:table-cell>
          <table:table-cell office:value-type="string" calcext:value-type="string">
            <text:p>ribeiro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date" office:date-value="2026-05-09" calcext:value-type="date">
            <text:p>09/05/26</text:p>
          </table:table-cell>
          <table:table-cell office:value-type="string" calcext:value-type="string">
            <text:p>pir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date" office:date-value="2026-05-10" calcext:value-type="date">
            <text:p>10/05/26</text:p>
          </table:table-cell>
          <table:table-cell office:value-type="string" calcext:value-type="string">
            <text:p>ribeiro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date" office:date-value="2026-05-11" calcext:value-type="date">
            <text:p>11/05/26</text:p>
          </table:table-cell>
          <table:table-cell office:value-type="string" calcext:value-type="string">
            <text:p>pir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date" office:date-value="2026-05-12" calcext:value-type="date">
            <text:p>12/05/26</text:p>
          </table:table-cell>
          <table:table-cell office:value-type="string" calcext:value-type="string">
            <text:p>rogerio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date" office:date-value="2026-05-13" calcext:value-type="date">
            <text:p>13/05/26</text:p>
          </table:table-cell>
          <table:table-cell office:value-type="string" calcext:value-type="string">
            <text:p>carlo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1:06:51.288091056</meta:creation-date>
    <dc:date>2026-05-04T11:04:46.970098293</dc:date>
    <meta:editing-duration>PT17M21S</meta:editing-duration>
    <meta:editing-cycles>1</meta:editing-cycles>
    <meta:document-statistic meta:table-count="1" meta:cell-count="45" meta:object-count="0"/>
    <meta:generator>LibreOffice/7.3.7.2$Linux_X86_64 LibreOffice_project/30$Build-2</meta:generator>
  </office:meta>
</office:document-meta>
</file>